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5dc4"/>
    </style:style>
    <style:style style:name="P2" style:family="paragraph" style:parent-style-name="Text_20_body">
      <style:text-properties officeooo:paragraph-rsid="0017a5bb"/>
    </style:style>
    <style:style style:name="P3" style:family="paragraph" style:parent-style-name="Standard">
      <style:text-properties style:font-name="Verdana" officeooo:rsid="0013bf1b" officeooo:paragraph-rsid="0013bf1b"/>
    </style:style>
    <style:style style:name="P4" style:family="paragraph" style:parent-style-name="Standard">
      <style:text-properties style:font-name="Verdana" officeooo:rsid="0017a5bb" officeooo:paragraph-rsid="0017a5bb"/>
    </style:style>
    <style:style style:name="P5" style:family="paragraph" style:parent-style-name="Standard">
      <style:paragraph-properties fo:break-before="page"/>
      <style:text-properties style:font-name="Verdana" officeooo:rsid="001b8cad" officeooo:paragraph-rsid="001b8cad"/>
    </style:style>
    <style:style style:name="P6" style:family="paragraph" style:parent-style-name="Standard">
      <style:text-properties style:font-name="Verdana" officeooo:rsid="0015c01e" officeooo:paragraph-rsid="0013bf1b"/>
    </style:style>
    <style:style style:name="P7" style:family="paragraph" style:parent-style-name="Standard">
      <style:text-properties style:font-name="Verdana" officeooo:rsid="0013ebe6" officeooo:paragraph-rsid="0013ebe6"/>
    </style:style>
    <style:style style:name="P8" style:family="paragraph" style:parent-style-name="Standard">
      <style:text-properties style:font-name="Verdana" officeooo:rsid="0013ebe6" officeooo:paragraph-rsid="0017a5bb"/>
    </style:style>
    <style:style style:name="P9" style:family="paragraph" style:parent-style-name="Standard">
      <style:text-properties style:font-name="Verdana" officeooo:rsid="0013bf1b" officeooo:paragraph-rsid="0013bf1b"/>
    </style:style>
    <style:style style:name="P10" style:family="paragraph" style:parent-style-name="Standard">
      <style:text-properties style:font-name="Verdana" officeooo:rsid="001d94f3" officeooo:paragraph-rsid="001d94f3"/>
    </style:style>
    <style:style style:name="P11" style:family="paragraph" style:parent-style-name="Standard">
      <style:text-properties style:font-name="Verdana" officeooo:rsid="001ee79e" officeooo:paragraph-rsid="001ee79e"/>
    </style:style>
    <style:style style:name="P12" style:family="paragraph" style:parent-style-name="Standard">
      <style:text-properties style:font-name="Verdana" fo:font-size="18pt" fo:font-weight="bold" officeooo:rsid="00221c34" officeooo:paragraph-rsid="00221c34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1.245cm" fo:margin-right="0cm" fo:text-indent="0cm" style:auto-text-indent="false"/>
      <style:text-properties style:font-name="Verdana" fo:font-size="18pt" officeooo:rsid="00221c34" officeooo:paragraph-rsid="00221c34" style:font-size-asian="18pt" style:font-size-complex="18pt"/>
    </style:style>
    <style:style style:name="P14" style:family="paragraph" style:parent-style-name="Text_20_body">
      <style:text-properties officeooo:paragraph-rsid="001ee79e"/>
    </style:style>
    <style:style style:name="P15" style:family="paragraph" style:parent-style-name="Text_20_body">
      <style:text-properties officeooo:rsid="001ee79e" officeooo:paragraph-rsid="001ee79e"/>
    </style:style>
    <style:style style:name="P16" style:family="paragraph" style:parent-style-name="Text_20_body">
      <style:text-properties officeooo:rsid="00221c34" officeooo:paragraph-rsid="00221c34"/>
    </style:style>
    <style:style style:name="T1" style:family="text">
      <style:text-properties officeooo:rsid="0013ebe6"/>
    </style:style>
    <style:style style:name="T2" style:family="text">
      <style:text-properties officeooo:rsid="0015c01e"/>
    </style:style>
    <style:style style:name="T3" style:family="text">
      <style:text-properties style:font-name="Verdana" officeooo:rsid="0013bf1b"/>
    </style:style>
    <style:style style:name="T4" style:family="text">
      <style:text-properties style:font-name="Verdana" officeooo:rsid="0015c01e"/>
    </style:style>
    <style:style style:name="T5" style:family="text">
      <style:text-properties style:font-name="Verdana" officeooo:rsid="00175dc4"/>
    </style:style>
    <style:style style:name="T6" style:family="text">
      <style:text-properties style:font-name="Verdana" officeooo:rsid="00179e83"/>
    </style:style>
    <style:style style:name="T7" style:family="text">
      <style:text-properties style:font-name="Verdana" officeooo:rsid="0017a5bb"/>
    </style:style>
    <style:style style:name="T8" style:family="text">
      <style:text-properties officeooo:rsid="0017a5bb"/>
    </style:style>
    <style:style style:name="T9" style:family="text">
      <style:text-properties officeooo:rsid="001963df"/>
    </style:style>
    <style:style style:name="T10" style:family="text">
      <style:text-properties officeooo:rsid="001a25a8"/>
    </style:style>
    <style:style style:name="T11" style:family="text">
      <style:text-properties officeooo:rsid="001b8cad"/>
    </style:style>
    <style:style style:name="T12" style:family="text">
      <style:text-properties officeooo:rsid="001d94f3"/>
    </style:style>
    <style:style style:name="T13" style:family="text">
      <style:text-properties officeooo:rsid="001e7bce"/>
    </style:style>
    <style:style style:name="T14" style:family="text">
      <style:text-properties officeooo:rsid="001ee79e"/>
    </style:style>
    <style:style style:name="T15" style:family="text">
      <style:text-properties style:font-name="Verdana"/>
    </style:style>
    <style:style style:name="T16" style:family="text">
      <style:text-properties style:font-name="Verdana" officeooo:rsid="001ee79e"/>
    </style:style>
    <style:style style:name="T17" style:family="text">
      <style:text-properties style:font-name="Verdana" officeooo:rsid="0021e5a6"/>
    </style:style>
    <style:style style:name="T18" style:family="text">
      <style:text-properties style:font-name="Verdana" officeooo:rsid="00221c34"/>
    </style:style>
    <style:style style:name="T19" style:family="text">
      <style:text-properties officeooo:rsid="0021794d"/>
    </style:style>
    <style:style style:name="T20" style:family="text">
      <style:text-properties officeooo:rsid="002334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d devies:</text:p>
      <text:p text:style-name="P3"/>
      <text:p text:style-name="P3">Sensors (Inputs)</text:p>
      <text:p text:style-name="P3">Actuators (Outputs)</text:p>
      <text:p text:style-name="P3"/>
      <text:p text:style-name="P3"/>
      <text:p text:style-name="P3"/>
      <text:p text:style-name="P3"/>
      <text:p text:style-name="P3"/>
      <text:p text:style-name="P4">Most <text:span text:style-name="T9">a</text:span>ctuators will have a dedicated sensor for feedback. <text:span text:style-name="T9">Often this is just a virtual sensor in the controller itself, for instance keeping track of a toggle switch state.</text:span></text:p>
      <text:p text:style-name="P3"/>
      <text:p text:style-name="P3"/>
      <text:p text:style-name="P3"/>
      <text:p text:style-name="P3"/>
      <text:p text:style-name="P3"/>
      <text:p text:style-name="P3">Actuators:</text:p>
      <text:p text:style-name="P3"/>
      <text:h text:style-name="Heading_20_3" text:outline-level="3">0 Undefined</text:h>
      <text:p text:style-name="P1"><text:span text:style-name="T5"><text:tab/>- Should not be used! </text:span><text:span text:style-name="T6">Undefined actuator.</text:span></text:p>
      <text:p text:style-name="P2"><text:span text:style-name="T3"><text:tab/></text:span><text:span text:style-name="T7">Values</text:span><text:span text:style-name="T4">:</text:span></text:p>
      <text:h text:style-name="Heading_20_3" text:outline-level="3">1 <text:span text:style-name="T2">Trigger</text:span></text:h>
      <text:p text:style-name="P6"><text:tab/>- Will trigger something when activated. Similar to a push-button. <text:span text:style-name="T19">Used <text:tab/>for single fire events, like turning a device off.</text:span></text:p>
      <text:p text:style-name="P3"><text:tab/><text:span text:style-name="T8">Values:</text:span></text:p>
      <text:h text:style-name="Heading_20_3" text:outline-level="3">2 Switch</text:h>
      <text:p text:style-name="P3"><text:span text:style-name="T11"><text:tab/>- A simple toggle. On or off. Used for relais and indicator LEDs.</text:span></text:p>
      <text:p text:style-name="P3"><text:tab/><text:span text:style-name="T13">Values:</text:span></text:p>
      <text:p text:style-name="P3"><text:tab/><text:tab/><text:span text:style-name="T13">- set (bool)</text:span></text:p>
      <text:h text:style-name="Heading_20_3" text:outline-level="3">3 Throttle</text:h>
      <text:p text:style-name="P10"><text:tab/>- May contains value between on and off (0-100%). <text:span text:style-name="T14">Often used for PWM <text:tab/>driven applications, like lamps or motors.</text:span></text:p>
      <text:p text:style-name="P10"><text:tab/>Values:</text:p>
      <text:p text:style-name="P10"><text:tab/><text:tab/>- <text:span text:style-name="T13">value (uint8)</text:span></text:p>
      <text:h text:style-name="Heading_20_3" text:outline-level="3"><text:span text:style-name="T12">8</text:span> Servo <text:span text:style-name="T1">(absolute)</text:span></text:h>
      <text:p text:style-name="P7"><text:tab/>- A servo that moves to a defined absoulte positon (0-360°)</text:p>
      <text:p text:style-name="P8"><text:tab/>Values:</text:p>
      <text:p text:style-name="P3"><text:tab/><text:tab/>- Position <text:span text:style-name="T10">(uint16)</text:span></text:p>
      <text:p text:style-name="P3"/>
      <text:p text:style-name="P5">Sensors:</text:p>
      <text:p text:style-name="P12">After a sensor request the sensor will return a packet/frame with:</text:p>
      <text:p text:style-name="P13">- ID (unint64)</text:p>
      <text:p text:style-name="P13">- type (uint8)</text:p>
      <text:p text:style-name="P13">- values </text:p>
      <text:h text:style-name="Heading_20_3" text:outline-level="3">0 Undefined</text:h>
      <text:p text:style-name="P11"><text:tab/><text:span text:style-name="T20">Returns:</text:span></text:p>
      <text:p text:style-name="P11"><text:tab/><text:tab/><text:span text:style-name="T20">- Nothing except ID and Type</text:span></text:p>
      <text:h text:style-name="Heading_20_3" text:outline-level="3">1 Switch</text:h>
      <text:p text:style-name="P14"><text:span text:style-name="T14"><text:tab/>- </text:span><text:span text:style-name="T16">Either on or off</text:span></text:p>
      <text:p text:style-name="P14"><text:span text:style-name="T16"><text:tab/>Returns:</text:span></text:p>
      <text:p text:style-name="Text_20_body"><text:span text:style-name="T16"><text:tab/><text:tab/>- State (bool)</text:span></text:p>
      <text:h text:style-name="Heading_20_3" text:outline-level="3">2 Throttle</text:h>
      <text:p text:style-name="P15"><text:span text:style-name="T15"><text:tab/>- </text:span><text:span text:style-name="T17">Reads </text:span><text:span text:style-name="T18">only </text:span><text:span text:style-name="T17">between 0-100%</text:span></text:p>
      <text:p text:style-name="P15"><text:span text:style-name="T17"><text:tab/>Returns:</text:span></text:p>
      <text:p text:style-name="P15"><text:span text:style-name="T17"><text:tab/><text:tab/>- State (uint8)</text:span></text:p>
      <text:p text:style-name="P16"><text:span text:style-name="T17">3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7M3S</meta:editing-duration>
    <meta:editing-cycles>20</meta:editing-cycles>
    <meta:generator>LibreOffice/5.2.3.3$Windows_x86 LibreOffice_project/d54a8868f08a7b39642414cf2c8ef2f228f780cf</meta:generator>
    <dc:date>2020-09-30T02:33:02.912000000</dc:date>
    <meta:document-statistic meta:table-count="0" meta:image-count="0" meta:object-count="0" meta:page-count="2" meta:paragraph-count="40" meta:word-count="183" meta:character-count="1060" meta:non-whitespace-character-count="886"/>
    <meta:user-defined meta:name="Info 1"/>
    <meta:user-defined meta:name="Info 2"/>
    <meta:user-defined meta:name="Info 3"/>
    <meta:user-defined meta:name="Info 4"/>
  </office:meta>
</office:document-meta>
</file>